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C80000004B0E37CA21099BEA5D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2282b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ffffff"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2cm" fo:min-width="5.84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2cm" fo:min-width="0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margin-left="0cm" fo:margin-right="0cm" fo:text-align="end" fo:text-indent="0cm"/>
      <style:text-properties fo:font-size="18pt"/>
    </style:style>
    <style:style style:name="P3" style:family="paragraph">
      <style:paragraph-properties fo:text-align="end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8pt"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6.631cm" svg:y1="8.08cm" svg:x2="21.358cm" svg:y2="8.08cm">
          <text:p/>
        </draw:line>
        <draw:frame draw:style-name="gr2" draw:text-style-name="P4" draw:layer="layout" svg:width="6.348cm" svg:height="1.542cm" svg:x="15.283cm" svg:y="8.334cm">
          <draw:text-box>
            <text:p text:style-name="P2"><text:span text:style-name="T1">Ming-Lun “Allen” Chou</text:span></text:p>
            <text:p text:style-name="P3"><text:span text:style-name="T1">周明倫</text:span></text:p>
          </draw:text-box>
        </draw:frame>
        <draw:frame draw:style-name="gr3" draw:text-style-name="P6" draw:layer="layout" svg:width="11.934cm" svg:height="2.152cm" svg:x="6.347cm" svg:y="5.741cm">
          <draw:text-box>
            <text:p text:style-name="P5"><text:span text:style-name="T2">遊戲物理約束</text:span></text:p>
            <text:p text:style-name="P5"><text:span text:style-name="T2">Physics Constraints in Games</text:span></text:p>
          </draw:text-box>
        </draw:frame>
        <draw:frame draw:style-name="gr4" draw:text-style-name="P7" draw:layer="layout" svg:width="8.372cm" svg:height="3.14cm" svg:x="23.114cm" svg:y="11.675cm">
          <draw:image xlink:href="Pictures/1000020100000C80000004B0E37CA21099BEA5D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presentation:notes draw:style-name="dp2">
          <office:forms form:automatic-focus="false" form:apply-design-mode="false"/>
          <draw:page-thumbnail draw:style-name="gr5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111111" draw:end-color="#666666" draw:start-intensity="100%" draw:end-intensity="100%" draw:angle="0" draw:border="0%"/>
    <draw:gradient draw:name="Gradient_20_2" draw:display-name="Gradient 2" draw:style="linear" draw:start-color="#111111" draw:end-color="#1c1c1c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111111" draw:end-color="#333333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9T02:36:28.206000000</meta:creation-date>
    <dc:date>2020-01-19T04:10:56.160000000</dc:date>
    <meta:editing-duration>PT1H33M39S</meta:editing-duration>
    <meta:editing-cycles>6</meta:editing-cycles>
    <meta:generator>LibreOffice/6.3.4.2$Windows_X86_64 LibreOffice_project/60da17e045e08f1793c57c00ba83cdfce946d0aa</meta:generator>
    <meta:document-statistic meta:object-count="29"/>
  </office:meta>
</office:document-meta>
</file>